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color="#111111" fo:font-size="9pt" style:text-underline-style="solid" style:text-underline-width="auto" style:text-underline-color="font-color" fo:font-weight="bold" fo:background-color="#ffffff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11111" fo:font-size="9pt" fo:font-weight="bold" fo:background-color="#ffffff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11111" fo:font-size="9pt" fo:font-weight="bold" fo:background-color="#ffffff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11111" fo:font-size="10pt" fo:font-weight="bold" fo:background-color="#ffff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11111" fo:font-size="12pt" fo:font-weight="bold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111111" fo:font-size="13pt" fo:font-weight="bold" fo:background-color="#fffff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11111" fo:font-size="13pt" fo:font-weight="bold" fo:background-color="#ffffff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color="#111111" fo:font-size="13pt" fo:font-weight="bold" fo:background-color="#ffffff" style:font-size-asian="13pt" style:font-weight-asian="bold" style:font-size-complex="13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color="#111111" fo:font-size="13pt" fo:font-weight="bold" fo:background-color="#ffffff" style:font-size-asian="13pt" style:font-weight-asian="bold" style:font-size-complex="13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color="#111111" fo:font-size="13pt" fo:font-weight="bold" fo:background-color="#ffffff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111111" fo:font-weight="bold" fo:background-color="#fffff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111111" fo:font-weight="bold" fo:background-color="#ffffff" style:font-weight-asian="bold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color="#111111" fo:font-weight="bold" fo:background-color="#ffffff" style:font-weight-asian="bold" style:font-weight-complex="bold"/>
    </style:style>
    <style:style style:name="P17" style:family="paragraph" style:parent-style-name="Standard">
      <style:paragraph-properties fo:text-align="start" style:justify-single-word="false" fo:padding="0.0291in" fo:border-left="none" fo:border-right="none" fo:border-top="none" fo:border-bottom="0.0138in solid #000000" style:join-border="false"/>
      <style:text-properties fo:color="#111111" fo:font-size="9pt" style:text-underline-style="none" fo:font-weight="bold" fo:background-color="#ffffff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0138in solid #000000" style:join-border="false"/>
      <style:text-properties fo:color="#111111" fo:font-size="9pt" fo:font-weight="bold" fo:background-color="#ffffff" style:font-size-asian="9pt" style:font-weight-asian="bold" style:font-size-complex="9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background-color="#b2b2b2" style:font-size-asian="10pt" style:font-size-complex="10pt"/>
    </style:style>
    <style:style style:name="T6" style:family="text">
      <style:text-properties fo:font-size="10pt" fo:background-color="#ffffff" style:font-size-asian="10pt" style:font-size-complex="10pt"/>
    </style:style>
    <style:style style:name="T7" style:family="text">
      <style:text-properties fo:color="#666666" fo:font-size="10pt" fo:background-color="#ffffff" style:font-size-asian="10pt" style:font-size-complex="10pt"/>
    </style:style>
    <style:style style:name="T8" style:family="text">
      <style:text-properties fo:color="#663300" fo:font-size="10pt" fo:background-color="#ffffff" style:font-size-asian="10pt" style:font-size-complex="10pt"/>
    </style:style>
    <style:style style:name="T9" style:family="text">
      <style:text-properties fo:color="#111111" fo:font-size="10pt" fo:background-color="#ffffff" style:font-size-asian="10pt" style:font-size-complex="10pt"/>
    </style:style>
    <style:style style:name="T10" style:family="text">
      <style:text-properties fo:color="#111111" fo:font-size="10pt" fo:font-weight="bold" fo:background-color="#ffffff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#88 UPPER ABBE POUJADE STREET CARENAGE PHONE : 633-0949 / 398-3096</text:span></text:p>
      <text:p text:style-name="P3"><text:span text:style-name="T10"><text:s/>EMAIL : </text:span><text:a xlink:type="simple" xlink:href="mailto:LATICIADECOTEAU@GMAIL.COM" text:style-name="Internet_20_link" text:visited-style-name="Visited_20_Internet_20_Link">LATICIADECOTEAU@GMAIL.COM</text:a></text:p>
      <text:p text:style-name="P7"/>
      <text:p text:style-name="P17"/>
      <text:p text:style-name="P4"/>
      <text:p text:style-name="P18"><text:tab/><text:tab/><text:tab/><text:span text:style-name="T2">LATICIA DE COTEAU</text:span></text:p>
      <text:p text:style-name="P6"/>
      <text:p text:style-name="P8">Objective </text:p>
      <text:p text:style-name="P14"><text:tab/> <text:s text:c="7"/><text:span text:style-name="T1">To obtain a professional position where I can maximize my training experience <text:s text:c="5"/><text:tab/><text:tab/> <text:s text:c="2"/>and also contribute to the effectiveness and efficient operation of an organization.</text:span></text:p>
      <text:p text:style-name="P9"/>
      <text:p text:style-name="P10">Education and Training </text:p>
      <text:p text:style-name="P10">____________________________________________________________________________</text:p>
      <text:p text:style-name="P10"/>
      <text:p text:style-name="P10">[2001-2008]<text:tab/><text:tab/>Carenage Girl's Government Primary School <text:tab/><text:tab/>Carenage</text:p>
      <text:p text:style-name="P10"/>
      <text:p text:style-name="P10"/>
      <text:p text:style-name="P10">[2008-2013]<text:tab/><text:tab/>Mucurapo East Secondary School<text:tab/><text:tab/><text:tab/><text:tab/>Mucurapo</text:p>
      <text:p text:style-name="P8"/>
      <text:p text:style-name="P8"><text:tab/><text:tab/><text:tab/><text:tab/> <text:s text:c="3"/>Qualification <text:s text:c="21"/>Grade </text:p>
      <text:list xml:id="list2021850567376539116" text:style-name="L1">
        <text:list-item>
          <text:p text:style-name="P11">Beauty Culture <text:tab/> <text:s text:c="2"/>Certificate</text:p>
        </text:list-item>
      </text:list>
      <text:list xml:id="list6064812640667349968" text:style-name="L2">
        <text:list-item>
          <text:p text:style-name="P12">Fabric<text:tab/><text:tab/><text:tab/> <text:s text:c="2"/>Certificate<text:tab/><text:tab/><text:tab/><text:tab/></text:p>
        </text:list-item>
      </text:list>
      <text:p text:style-name="P10"/>
      <text:p text:style-name="P10">[2013-2014]<text:tab/><text:tab/>Diego Martin Finishing School (Repeated)<text:tab/><text:tab/>Diego Martin</text:p>
      <text:p text:style-name="P10"/>
      <text:list xml:id="list3124445153906218719" text:style-name="L3">
        <text:list-item>
          <text:p text:style-name="P13">English <text:tab/> <text:s text:c="3"/>III<text:tab/></text:p>
          <text:p text:style-name="P13"/>
        </text:list-item>
      </text:list>
      <text:p text:style-name="P10">Interest and Hobbies </text:p>
      <text:p text:style-name="P10">____________________________________________________________________________</text:p>
      <text:p text:style-name="P15"/>
      <text:list xml:id="list6868585729132064212" text:style-name="L4">
        <text:list-item>
          <text:p text:style-name="P16">Dancing</text:p>
        </text:list-item>
        <text:list-item>
          <text:p text:style-name="P16">Netball</text:p>
        </text:list-item>
        <text:list-item>
          <text:p text:style-name="P16">Hairdressing</text:p>
        </text:list-item>
      </text:list>
      <text:p text:style-name="P15"/>
      <text:p text:style-name="P15">Reference <text:s/></text:p>
      <text:p text:style-name="P15">___________________________________________________________________________________</text:p>
      <text:p text:style-name="P15"/>
      <text:p text:style-name="P15"/>
      <text:p text:style-name="P15">Kelly – Ann Renaud </text:p>
      <text:p text:style-name="P15">Accountant – Direct One Call Center </text:p>
      <text:p text:style-name="P15">668-4655 / 372-2071</text:p>
      <text:p text:style-name="P15"/>
      <text:p text:style-name="P15">Christopher Antoine</text:p>
      <text:p text:style-name="P15">Rigger / Banksman- British Gas Chaguramas</text:p>
      <text:p text:style-name="P15">726-7156 / 331-4263</text:p>
      <text:p text:style-name="P10"><text:soft-page-break/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3T13:22:18.68</meta:creation-date>
    <dc:date>2015-05-14T16:41:33.35</dc:date>
    <meta:editing-duration>PT7H58M33S</meta:editing-duration>
    <meta:editing-cycles>2</meta:editing-cycles>
    <meta:generator>OpenOffice/4.1.1$Win32 OpenOffice.org_project/411m6$Build-9775</meta:generator>
    <meta:print-date>2015-05-14T09:05:35.82</meta:print-date>
    <meta:document-statistic meta:table-count="0" meta:image-count="0" meta:object-count="0" meta:page-count="2" meta:paragraph-count="27" meta:word-count="115" meta:character-count="1096"/>
  </office:meta>
</office:document-meta>
</file>